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0B0000000BBE63894B.gif" manifest:media-type="image/gif"/>
  <manifest:file-entry manifest:full-path="Pictures/100000010000001400000014FEF2AD6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b8e8" officeooo:paragraph-rsid="000ab8e8"/>
    </style:style>
    <style:style style:name="P2" style:family="paragraph" style:parent-style-name="Standard">
      <style:text-properties officeooo:paragraph-rsid="000ab8e8"/>
    </style:style>
    <style:style style:name="P3" style:family="paragraph" style:parent-style-name="Standard">
      <style:text-properties officeooo:paragraph-rsid="000b9430"/>
    </style:style>
    <style:style style:name="P4" style:family="paragraph">
      <style:paragraph-properties fo:text-align="center"/>
    </style:style>
    <style:style style:name="P5" style:family="paragraph" style:parent-style-name="Standard">
      <style:text-properties officeooo:rsid="000bfe44" officeooo:paragraph-rsid="000bfe44"/>
    </style:style>
    <style:style style:name="P6" style:family="paragraph" style:parent-style-name="Standard">
      <style:text-properties officeooo:rsid="000d1906" officeooo:paragraph-rsid="000d1906"/>
    </style:style>
    <style:style style:name="P7" style:family="paragraph" style:parent-style-name="Standard" style:list-style-name="L1">
      <style:text-properties officeooo:rsid="000e382c" officeooo:paragraph-rsid="000e382c"/>
    </style:style>
    <style:style style:name="P8" style:family="paragraph" style:parent-style-name="Frame_20_contents">
      <style:paragraph-properties fo:text-align="center" style:justify-single-word="false"/>
      <style:text-properties officeooo:rsid="000d1906" officeooo:paragraph-rsid="001fccca"/>
    </style:style>
    <style:style style:name="T1" style:family="text">
      <style:text-properties officeooo:rsid="000ab8e8"/>
    </style:style>
    <style:style style:name="T2" style:family="text">
      <style:text-properties officeooo:rsid="001bca8b"/>
    </style:style>
    <style:style style:name="T3" style:family="text">
      <style:text-properties officeooo:rsid="000b9430"/>
    </style:style>
    <style:style style:name="T4" style:family="text">
      <style:text-properties officeooo:rsid="0015ec0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mm" fo:margin-right="0mm" fo:margin-top="0mm" fo:margin-bottom="0mm" style:wrap="parallel" style:number-wrapped-paragraphs="no-limit" style:vertical-pos="top" style:vertical-rel="baseline" style:horizontal-pos="from-left" style:horizontal-rel="paragraph" fo:padding="0mm" fo:border="0.06pt solid #000000" draw:wrap-influence-on-position="once-concurrent" loext:allow-overlap="true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2.91mm" fo:height="2.9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https://www.example.org/submit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 HTTP hyperlink: <text:a xlink:type="simple" xlink:href="http://www.example.org/" text:style-name="Internet_20_link" text:visited-style-name="Visited_20_Internet_20_Link">www.example.org</text:a></text:p>
      <text:p text:style-name="P2"><text:span text:style-name="T1">A local hyperlink: </text:span><text:a xlink:type="simple" xlink:href="../NonExistingPath/NonExistingFile.html" text:style-name="Internet_20_link" text:visited-style-name="Visited_20_Internet_20_Link"><text:span text:style-name="T2">NonExistingPath/NonExistingFile.html</text:span></text:a></text:p>
      <text:p text:style-name="P3"><text:span text:style-name="T3">A form control with a form URL: </text:span><text:span text:style-name="T3"><draw:control text:anchor-type="as-char" draw:z-index="4" draw:name="Control 1" draw:style-name="gr1" draw:text-style-name="P4" svg:width="20.91mm" svg:height="8.21mm" draw:control="control1"/></text:span></text:p>
      <text:p text:style-name="P5">A linked image: <draw:frame draw:style-name="fr1" draw:name="Image1" text:anchor-type="as-char" svg:width="5.29mm" svg:height="5.29mm" draw:z-index="0"><draw:image xlink:href="../external.png" xlink:type="simple" xlink:show="embed" xlink:actuate="onLoad" draw:mime-type="image/png"/></draw:frame></text:p>
      <text:p text:style-name="P6">An embedded image: <draw:frame draw:style-name="fr1" draw:name="Image2" text:anchor-type="as-char" svg:width="5.29mm" svg:height="5.29mm" draw:z-index="1"><draw:image xlink:href="Pictures/100000010000001400000014FEF2AD6F.png" xlink:type="simple" xlink:show="embed" xlink:actuate="onLoad" draw:mime-type="image/png"/></draw:frame></text:p>
      <text:list text:style-name="L1">
        <text:list-item>
          <text:p text:style-name="P7">A list with a graphic bullet</text:p>
        </text:list-item>
      </text:list>
      <text:p text:style-name="P6">A frame: <draw:frame draw:style-name="fr2" draw:name="Frame1" text:anchor-type="as-char" svg:width="43.41mm" draw:z-index="2"><draw:text-box fo:min-height="22.21mm"><text:p text:style-name="P8"><draw:a xlink:type="simple" xlink:href="../foo/bar"><draw:frame draw:style-name="fr3" draw:name="Image3" text:anchor-type="as-char" svg:width="16.69mm" svg:height="16.69mm" draw:z-index="3"><draw:image xlink:href="Pictures/100000010000001400000014FEF2AD6F.png" xlink:type="simple" xlink:show="embed" xlink:actuate="onLoad" draw:mime-type="image/png"/></draw:frame></draw:a></text:p><text:p text:style-name="P8">Some <text:span text:style-name="T4">embedded </text:span>image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" style:font-family-generic="roman" style:font-size-asian="12pt" style:font-name-complex="Mangal" style:font-family-complex="Mangal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0m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6T18:04:14.274000000</meta:creation-date>
    <dc:date>2024-07-26T22:16:17.883000000</dc:date>
    <meta:editing-duration>PT22M6S</meta:editing-duration>
    <meta:editing-cycles>18</meta:editing-cycles>
    <meta:generator>LibreOffice/24.8.0.1$Windows_X86_64 LibreOffice_project/6fd6cae02baed1e82d14ed2da1f2458092354dab</meta:generator>
    <meta:document-statistic meta:table-count="0" meta:image-count="3" meta:object-count="0" meta:page-count="1" meta:paragraph-count="9" meta:word-count="33" meta:character-count="213" meta:non-whitespace-character-count="185"/>
  </office:meta>
</office:document-meta>
</file>